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878418480909231468"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31947146518503724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258889639425366807"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78500406733685666"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181742652036905167"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925709590022383054"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317007341252082165"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6977685438251078267"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695669" text:continue-list="list6317007341252082165"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810077132662269555"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694948"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688135"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684555"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707434"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700230"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373520355027556794"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65473381184845546"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9221981544888613681"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686468"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48915503702433946"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723860714376539177"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178542818042545135" text:style-name="L15">
        <text:list-item>
          <text:list>
            <text:list-header>
              <text:p text:style-name="P192">1.5 miles averaging about 9:40/mile and rest 1 min</text:p>
            </text:list-header>
          </text:list>
        </text:list-item>
      </text:list>
      <text:p text:style-name="P25">1 mile in 8:26 and rest 2 min</text:p>
      <text:list xml:id="list5917228865065447602"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4523201503273380270"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698991"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2636562008369304981"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734257893727517479"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7433134386928177500"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4678928" text:continue-list="list4734257893727517479" text:style-name="L19">
        <text:list-item>
          <text:list>
            <text:list-header>
              <text:p text:style-name="P196">(Pace*HR)=1240</text:p>
            </text:list-header>
          </text:list>
        </text:list-item>
      </text:list>
      <text:list xml:id="list34681907" text:continue-list="list2636562008369304981" text:style-name="L18">
        <text:list-item>
          <text:list>
            <text:list-header>
              <text:p text:style-name="P195">2 miles at 10:46/mile Ave HR= 121 bpm and rest a few minutes</text:p>
            </text:list-header>
          </text:list>
        </text:list-item>
      </text:list>
      <text:list xml:id="list34678833" text:continue-list="list34678928"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34692662"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570896982671772429"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418589971540465804"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7286051487264805403"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778842289703099486"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118395854606615682"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858022227438603970"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34685491"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05621"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326316655551841516"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094156628718129714"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2437059471323955923"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4278593988138208"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240516307333066335"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3941672868734812697" text:style-name="L32">
        <text:list-item>
          <text:list>
            <text:list-header>
              <text:p text:style-name="P206">0.25 miles in 2:54</text:p>
              <text:p text:style-name="P206">1 mile in 9:21 going faster as I ran and ending at around 8:30 pace</text:p>
            </text:list-header>
          </text:list>
        </text:list-item>
      </text:list>
      <text:list xml:id="list5757212464879640237"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469844142891908969"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3678946767764366919"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122139953830809489"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818229207240572336"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548136404907777889"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140700820656935490"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3"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9"/></text:p>
      <text:p text:style-name="P25"><text:soft-page-break/></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8627126992852707336"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text:soft-page-break/></text:p>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1T14:42:49.01</dc:date>
    <dc:creator>James Lombardi</dc:creator>
    <meta:editing-duration>P38DT8H56M35S</meta:editing-duration>
    <meta:editing-cycles>2507</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0" meta:word-count="78416" meta:character-count="403028"/>
  </office:meta>
</office:document-meta>
</file>